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E0B8248E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81488" officeooo:paragraph-rsid="00081488"/>
    </style:style>
    <style:style style:name="P2" style:family="paragraph" style:parent-style-name="Standard">
      <style:text-properties officeooo:rsid="00081488" officeooo:paragraph-rsid="000b65be"/>
    </style:style>
    <style:style style:name="P3" style:family="paragraph" style:parent-style-name="Standard">
      <style:text-properties officeooo:rsid="000b65be" officeooo:paragraph-rsid="000b65be"/>
    </style:style>
    <style:style style:name="P4" style:family="paragraph" style:parent-style-name="Standard">
      <style:text-properties officeooo:rsid="000edb61" officeooo:paragraph-rsid="000edb61"/>
    </style:style>
    <style:style style:name="T1" style:family="text">
      <style:text-properties officeooo:rsid="0009e980"/>
    </style:style>
    <style:style style:name="T2" style:family="text">
      <style:text-properties officeooo:rsid="000d52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<text:span text:style-name="T2">B</text:span>ed: 1 CPU 3.07GHZ</text:p>
      <text:p text:style-name="P3"/>
      <text:p text:style-name="P2">Min: <text:span text:style-name="T1">2.02</text:span></text:p>
      <text:p text:style-name="P2">Max: <text:span text:style-name="T1">100</text:span></text:p>
      <text:p text:style-name="P2">Mean: <text:span text:style-name="T1">75.06</text:span></text:p>
      <text:p text:style-name="P2">Medi<text:span text:style-name="T1">an: 94.43</text:span></text:p>
      <text:p text:style-name="P4"><draw:frame draw:style-name="fr1" draw:name="Image1" text:anchor-type="paragraph" svg:x="0.245cm" svg:y="1.958cm" svg:width="16.069cm" svg:height="16.069cm" draw:z-index="0"><draw:image xlink:href="Pictures/10000000000001E0000001E0B8248E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3:45:58.915948847</meta:creation-date>
    <dc:date>2016-04-04T13:54:28.689975730</dc:date>
    <meta:editing-duration>PT8M26S</meta:editing-duration>
    <meta:editing-cycles>9</meta:editing-cycles>
    <meta:generator>LibreOffice/5.0.0.5$Linux_X86_64 LibreOffice_project/00$Build-5</meta:generator>
    <meta:document-statistic meta:table-count="0" meta:image-count="1" meta:object-count="0" meta:page-count="1" meta:paragraph-count="5" meta:word-count="13" meta:character-count="64" meta:non-whitespace-character-count="56"/>
  </office:meta>
</office:document-meta>
</file>